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  <style:font-face style:name="Symbol" svg:font-family="Symbol"/>
  </office:font-face-decls>
  <office:automatic-styles>
    <style:style style:name="co1" style:family="table-column">
      <style:table-column-properties fo:break-before="auto" style:column-width="4.78125in"/>
    </style:style>
    <style:style style:name="co2" style:family="table-column">
      <style:table-column-properties fo:break-before="auto" style:column-width="0.65625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6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style:vertical-align="middle"/>
      <style:paragraph-properties fo:text-align="start" fo:margin-left="1.765cm"/>
      <style:text-properties style:font-name="Symbol" style:font-name-asian="Symbo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 style:data-style-name="N-1">
      <style:table-cell-properties fo:wrap-option="wrap" style:vertical-align="middle"/>
      <style:paragraph-properties/>
    </style:style>
    <style:style style:name="ce24" style:family="table-cell" style:parent-style-name="Default" style:data-style-name="N-1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 style:data-style-name="N-1">
      <style:table-cell-properties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Symbol" style:font-name-asian="Symbo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1"/>
        <table:table-column table:style-name="co2" table:number-columns-repeated="16383" table:default-cell-style-name="ce21"/>
        <table:table-row table:style-name="ro1">
          <table:table-cell table:style-name="ce24" office:value-type="string">
            <text:p>In-cell list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number-columns-repeated="2" table:style-name="ce21"/>
          <table:table-cell table:number-columns-repeated="254"/>
        </table:table-row>
        <table:table-row table:style-name="ro2">
          <table:table-cell table:style-name="ce23" office:value-type="string">
            <text:p>We provide support for the following products:
1.         Lumia 525
2.         Lenovo G50
3.         Pavilion G6
4.         Nexus 5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style-name="ce22"/>
          <table:table-cell table:style-name="ce21"/>
          <table:table-cell table:number-columns-repeated="254" table:style-name="ce21"/>
        </table:table-row>
        <table:table-row table:style-name="ro1">
          <table:table-cell table:style-name="ce25" office:value-type="string">
            <text:p>Multiple-cell list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style-name="ce25"/>
          <table:table-cell table:style-name="ce21"/>
          <table:table-cell table:number-columns-repeated="254" table:style-name="ce21"/>
        </table:table-row>
        <table:table-row table:style-name="ro1">
          <table:table-cell table:style-name="ce21" office:value-type="string">
            <text:p>We provide support for the following products: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style-name="ce21" office:value-type="string">
            <text:p>1.         Lumia 525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style-name="ro1">
          <table:table-cell table:style-name="ce21" office:value-type="string">
            <text:p>2.         Lenovo G50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style-name="ro1">
          <table:table-cell table:style-name="ce21" office:value-type="string">
            <text:p>3.         Pavilion G6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style-name="ro1">
          <table:table-cell table:style-name="ce21" office:value-type="string">
            <text:p>4.         Nexus 5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number-rows-repeated="65525"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  <style:font-face style:name="Symbol" svg:font-family="Symbo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USMAN</meta:generator>
    <meta:initial-creator>Иван</meta:initial-creator>
    <meta:creation-date>2015-10-25T09:36:50</meta:creation-date>
    <dc:date>2015-12-14T06:54:29</dc:date>
    <meta:generator>MicrosoftOffice/14.0 MicrosoftExcel/CalculationVersion-9302</meta:generator>
  </office:meta>
</office:document-meta>
</file>